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, arial, san-serif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7.3188in" table:align="left"/>
    </style:style>
    <style:style style:name="Table1.A" style:family="table-column">
      <style:table-column-properties style:column-width="7.3188in"/>
    </style:style>
    <style:style style:name="Table2" style:family="table">
      <style:table-properties style:width="7.3188in" style:rel-width="100%" table:align="left"/>
    </style:style>
    <style:style style:name="Table2.A" style:family="table-column">
      <style:table-column-properties style:column-width="6.6931in" style:rel-column-width="59932*"/>
    </style:style>
    <style:style style:name="Table2.B" style:family="table-column">
      <style:table-column-properties style:column-width="0.1708in" style:rel-column-width="1527*"/>
    </style:style>
    <style:style style:name="Table2.C" style:family="table-column">
      <style:table-column-properties style:column-width="0.4549in" style:rel-column-width="4074*"/>
    </style:style>
    <style:style style:name="Table2.A1" style:family="table-cell">
      <style:table-cell-properties style:vertical-align="middle" fo:padding="0.0229in" fo:border="none"/>
    </style:style>
    <style:style style:name="Table2.C1" style:family="table-cell">
      <style:table-cell-properties fo:padding="0.0229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padding="0in" fo:border="none"/>
    </style:style>
    <style:style style:name="P4" style:family="paragraph" style:parent-style-name="Table_20_Contents">
      <style:paragraph-properties fo:text-align="start" style:justify-single-word="false" fo:padding="0in" fo:border="non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ext_20_body" style:master-page-name="HTML">
      <style:paragraph-properties fo:margin-top="0in" fo:margin-bottom="0in" style:page-number="auto"/>
    </style:style>
    <style:style style:name="T1" style:family="text">
      <style:text-properties fo:font-weight="bold"/>
    </style:style>
    <style:style style:name="T2" style:family="text">
      <style:text-properties fo:color="#000000"/>
    </style:style>
    <style:style style:name="T3" style:family="text">
      <style:text-properties fo:color="#000000" style:font-name="helvetica" fo:font-size="8pt"/>
    </style:style>
    <style:style style:name="T4" style:family="text">
      <style:text-properties fo:color="#ff0000" style:font-name="helvetica" fo:font-size="8pt" fo:font-weight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row>
          <table:table-cell office:value-type="string">
            <text:section text:style-name="Sect1" text:name="content-area">
              <text:p text:style-name="P5">Hong Kong and Thailand 7 Day Group Tour - Oct 1</text:p>
              <text:p text:style-name="Table_20_Contents"><draw:a xlink:type="simple" xlink:href="http://www.tourgeek.com:8080/?command=Form&amp;record=com.tourapp.tour.booking.detail.db.BookingDetail&amp;objectID=16"><draw:frame draw:style-name="fr1" draw:name="graphics1" text:anchor-type="as-char" svg:width="0.1217in" svg:height="0.1217in" draw:z-index="0"><draw:image xlink:href="../Itinerary%20report_files/Land.gif" xlink:type="simple" xlink:show="embed" xlink:actuate="onLoad"/></draw:frame></draw:a><text:a xlink:type="simple" xlink:href="http://www.tourgeek.com:8080/?command=Form&amp;record=com.tourapp.tour.booking.detail.db.BookingDetail&amp;objectID=16">  Day 1 </text:a><text:a xlink:type="simple" xlink:href="http://www.tourgeek.com:8080/?command=Form&amp;record=com.tourapp.tour.booking.detail.db.BookingDetail&amp;objectID=16"><text:span text:style-name="T1">- Airport to Mandarin Hotel Transfer</text:span></text:a> <text:line-break/>You will be met and transferred by an air-conditioned vehicle between the Mandarin Hotel and the airport. </text:p>
              <text:p text:style-name="Table_20_Contents"><draw:a xlink:type="simple" xlink:href="http://www.tourgeek.com:8080/?command=Form&amp;record=com.tourapp.tour.booking.detail.db.BookingDetail&amp;objectID=15"><draw:frame draw:style-name="fr1" draw:name="graphics2" text:anchor-type="as-char" svg:width="0.1217in" svg:height="0.1217in" draw:z-index="1"><draw:image xlink:href="../Itinerary%20report_files/Hotel.gif" xlink:type="simple" xlink:show="embed" xlink:actuate="onLoad"/></draw:frame></draw:a><text:a xlink:type="simple" xlink:href="http://www.tourgeek.com:8080/?command=Form&amp;record=com.tourapp.tour.booking.detail.db.BookingDetail&amp;objectID=15">  Day 1 </text:a><text:a xlink:type="simple" xlink:href="http://www.tourgeek.com:8080/?command=Form&amp;record=com.tourapp.tour.booking.detail.db.BookingDetail&amp;objectID=15"><text:span text:style-name="T1">- Mandarin Hotel</text:span></text:a><text:span text:style-name="T1"><text:line-break/>You will stay at the beautiful hotel for 4 nights</text:span></text:p>
              <text:p text:style-name="Table_20_Contents"><draw:a xlink:type="simple" xlink:href="http://www.tourgeek.com:8080/?command=Form&amp;record=com.tourapp.tour.booking.detail.db.BookingDetail&amp;objectID=18"><draw:frame draw:style-name="fr1" draw:name="graphics3" text:anchor-type="as-char" svg:width="0.1217in" svg:height="0.1217in" draw:z-index="2"><draw:image xlink:href="../Itinerary%20report_files/Land.gif" xlink:type="simple" xlink:show="embed" xlink:actuate="onLoad"/></draw:frame></draw:a><text:a xlink:type="simple" xlink:href="http://www.tourgeek.com:8080/?command=Form&amp;record=com.tourapp.tour.booking.detail.db.BookingDetail&amp;objectID=18">  </text:a><text:a xlink:type="simple" xlink:href="http://www.tourgeek.com:8080/?command=Form&amp;record=com.tourapp.tour.booking.detail.db.BookingDetail&amp;objectID=18"><text:span text:style-name="T1">Oct 5, 2011 8:30 AM - Airport to Mandarin Hotel Transfer</text:span></text:a><text:span text:style-name="T1"> <text:line-break/>You will be met and transferred by an air-conditioned vehicle between the Mandarin Hotel and the airport. </text:span></text:p>
              <text:p text:style-name="Table_20_Contents"><draw:frame draw:style-name="fr1" draw:name="graphics11" text:anchor-type="as-char" svg:width="0.1217in" svg:height="0.1217in" draw:z-index="3"><draw:image xlink:href="../Itinerary%20report_files/Air.gif" xlink:type="simple" xlink:show="embed" xlink:actuate="onLoad"/></draw:frame><text:a xlink:type="simple" xlink:href="http://www.tourgeek.com:8080/?command=Form&amp;record=com.tourapp.tour.booking.detail.db.BookingDetail&amp;objectID=18">   </text:a><text:a xlink:type="simple" xlink:href="http://www.tourgeek.com:8080/?command=Form&amp;record=com.tourapp.tour.booking.detail.db.BookingDetail&amp;objectID=18"><text:span text:style-name="T1">Oct 5, 2011 8:30 AM - Flight from Hong Kong to Bangkok</text:span></text:a><text:span text:style-name="T1"> <text:line-break/>Your air will be arranged separately. </text:span></text:p>
              <text:p text:style-name="Table_20_Contents"><draw:a xlink:type="simple" xlink:href="http://www.tourgeek.com:8080/?command=Form&amp;record=com.tourapp.tour.booking.detail.db.BookingDetail&amp;objectID=19"><draw:frame draw:style-name="fr1" draw:name="graphics4" text:anchor-type="as-char" svg:width="0.1217in" svg:height="0.1217in" draw:z-index="4"><draw:image xlink:href="../Itinerary%20report_files/Land.gif" xlink:type="simple" xlink:show="embed" xlink:actuate="onLoad"/></draw:frame></draw:a><text:a xlink:type="simple" xlink:href="http://www.tourgeek.com:8080/?command=Form&amp;record=com.tourapp.tour.booking.detail.db.BookingDetail&amp;objectID=19">  </text:a><text:a xlink:type="simple" xlink:href="http://www.tourgeek.com:8080/?command=Form&amp;record=com.tourapp.tour.booking.detail.db.BookingDetail&amp;objectID=19"><text:span text:style-name="T1">Oct 5, 2011 8:30 AM - Airport - Hotel Transfer (Bangkok)</text:span></text:a> <text:line-break/>You will be met and transferred by an air-conditioned vehicle between your hotel and the airport. </text:p>
              <text:p text:style-name="Table_20_Contents"><draw:a xlink:type="simple" xlink:href="http://www.tourgeek.com:8080/?command=Form&amp;record=com.tourapp.tour.booking.detail.db.BookingDetail&amp;objectID=17"><draw:frame draw:style-name="fr1" draw:name="graphics5" text:anchor-type="as-char" svg:width="0.1217in" svg:height="0.1217in" draw:z-index="5"><draw:image xlink:href="../Itinerary%20report_files/Hotel.gif" xlink:type="simple" xlink:show="embed" xlink:actuate="onLoad"/></draw:frame></draw:a><text:a xlink:type="simple" xlink:href="http://www.tourgeek.com:8080/?command=Form&amp;record=com.tourapp.tour.booking.detail.db.BookingDetail&amp;objectID=17">  </text:a><text:a xlink:type="simple" xlink:href="http://www.tourgeek.com:8080/?command=Form&amp;record=com.tourapp.tour.booking.detail.db.BookingDetail&amp;objectID=17"><text:span text:style-name="T1">Oct 5, 2011 12:00 PM - Dusit Thani Hotel</text:span></text:a> </text:p>
              <text:p text:style-name="Table_20_Contents"><draw:a xlink:type="simple" xlink:href="http://www.tourgeek.com:8080/?command=Form&amp;record=com.tourapp.tour.booking.detail.db.BookingDetail&amp;objectID=20"><draw:frame draw:style-name="fr1" draw:name="graphics6" text:anchor-type="as-char" svg:width="0.1217in" svg:height="0.1217in" draw:z-index="6"><draw:image xlink:href="../Itinerary%20report_files/Land.gif" xlink:type="simple" xlink:show="embed" xlink:actuate="onLoad"/></draw:frame></draw:a><text:a xlink:type="simple" xlink:href="http://www.tourgeek.com:8080/?command=Form&amp;record=com.tourapp.tour.booking.detail.db.BookingDetail&amp;objectID=20">  </text:a><text:a xlink:type="simple" xlink:href="http://www.tourgeek.com:8080/?command=Form&amp;record=com.tourapp.tour.booking.detail.db.BookingDetail&amp;objectID=20"><text:span text:style-name="T1">Oct 6, 2011 8:30 AM - Half Day Bangkok Sightseeing</text:span></text:a> <text:line-break/>Today you will take in the sights and sounds of Bangkok.<text:line-break/>You will be picked up at your hotel and then transferred to a motorboat for a two hour tour of the Klongs. You will experience Bangkok's fascinating canals by boat, catching a glimpse of daily life along the riverine route.<text:line-break/>After lunch you will continue to explore the city for the rest of the afternoon. </text:p>
              <text:p text:style-name="Table_20_Contents"><draw:a xlink:type="simple" xlink:href="http://www.tourgeek.com:8080/?command=Form&amp;record=com.tourapp.tour.booking.detail.db.BookingDetail&amp;objectID=21"><draw:frame draw:style-name="fr1" draw:name="graphics7" text:anchor-type="as-char" svg:width="0.1217in" svg:height="0.1217in" draw:z-index="7"><draw:image xlink:href="../Itinerary%20report_files/Land.gif" xlink:type="simple" xlink:show="embed" xlink:actuate="onLoad"/></draw:frame></draw:a><text:a xlink:type="simple" xlink:href="http://www.tourgeek.com:8080/?command=Form&amp;record=com.tourapp.tour.booking.detail.db.BookingDetail&amp;objectID=21">  </text:a><text:a xlink:type="simple" xlink:href="http://www.tourgeek.com:8080/?command=Form&amp;record=com.tourapp.tour.booking.detail.db.BookingDetail&amp;objectID=21"><text:span text:style-name="T1">Oct 8, 2011 8:30 AM - Airport - Hotel Transfer (Bangkok)</text:span></text:a> <text:line-break/>You will be met and transferred by an air-conditioned vehicle between your hotel and the airport. </text:p>
              <text:p text:style-name="P3"><text:line-break/><text:line-break/></text:p>
            </text:section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<draw:a xlink:type="simple" xlink:href="http://www.tourgeek.com/"><draw:frame draw:style-name="fr1" draw:name="graphics8" text:anchor-type="as-char" svg:width="0.7882in" svg:height="0.3937in" draw:z-index="8"><draw:image xlink:href="http://www.tourgeek.com/images/com/tourgeek/nameblack.gif" xlink:type="simple" xlink:show="embed" xlink:actuate="onLoad"/></draw:frame></draw:a><text:line-break/><text:span text:style-name="T3">© Copyright 2010 </text:span><text:a xlink:type="simple" xlink:href="http://www.tourgeek.com/">tourgeek</text:a><text:a xlink:type="simple" xlink:href="http://www.tourgeek.com/"><text:span text:style-name="T4">.</text:span></text:a><text:a xlink:type="simple" xlink:href="http://www.tourgeek.com/"><text:span text:style-name="T3">com </text:span></text:a><text:span text:style-name="T3">. All rights reserved.    </text:span> <text:line-break/><text:span text:style-name="T2"><draw:a xlink:type="simple" xlink:href="mailto:webmaster@tourgeek.com"><draw:frame draw:style-name="fr1" draw:name="graphics9" text:anchor-type="as-char" svg:width="0.1217in" svg:height="0.1217in" draw:z-index="9"><draw:image xlink:href="../Itinerary%20report_files/Mail.gif" xlink:type="simple" xlink:show="embed" xlink:actuate="onLoad"/></draw:frame></draw:a></text:span><text:a xlink:type="simple" xlink:href="mailto:webmaster@tourgeek.com">  </text:a><text:a xlink:type="simple" xlink:href="mailto:webmaster@tourgeek.com"><text:span text:style-name="T3">e-mail the webmaster. </text:span></text:a></text:p>
          </table:table-cell>
          <table:table-cell table:style-name="Table2.A1" office:value-type="string">
            <text:p text:style-name="P1"/>
          </table:table-cell>
          <table:table-cell table:style-name="Table2.C1" office:value-type="string">
            <text:p text:style-name="P2"><draw:a xlink:type="simple" xlink:href="http://www.tourgeek.com:8080/?menu=&amp;trailers=No&amp;preferences="><draw:frame draw:style-name="fr1" draw:name="graphics10" text:anchor-type="as-char" svg:width="0.1217in" svg:height="0.1217in" draw:z-index="10"><draw:image xlink:href="../Itinerary%20report_files/Close.gif" xlink:type="simple" xlink:show="embed" xlink:actuate="onLoad"/></draw:frame></draw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, arial, san-serif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in" fo:margin-bottom="0.1965in"/>
      <style:text-properties style:font-name="helvetica" fo:font-weight="bold" style:font-name-asian="helvetica" style:font-weight-asian="bold" style:font-name-complex="helvetica" style:font-weight-complex="bold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text-properties style:font-name="helvetica" fo:font-weight="bold" style:font-name-asian="helvetica" style:font-weight-asian="bold" style:font-name-complex="helvetica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helvetica" fo:font-size="24pt" fo:font-weight="bold" style:font-name-asian="helvetica" style:font-size-asian="24pt" style:font-weight-asian="bold" style:font-name-complex="helvetica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line-through-style="none" style:font-name="helvetica" style:text-underline-style="none" fo:font-weight="bold" style:text-blinking="false" style:font-name-asian="helvetica" style:font-weight-asian="bold" style:font-name-complex="helvetica" style:font-weight-complex="bold" style:text-overline-style="none" style:text-ov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#eeee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tinerary report</dc:title>
    <dc:creator>Don Corley</dc:creator>
    <dc:date>2010-12-03T06:41:01</dc:date>
    <dc:description>Itinerary report</dc:description>
    <meta:generator>OpenOffice.org/3.2$Unix OpenOffice.org_project/320m19$Build-9505</meta:generator>
    <meta:document-statistic meta:table-count="2" meta:image-count="11" meta:object-count="0" meta:page-count="1" meta:paragraph-count="12" meta:word-count="247" meta:character-count="1407"/>
  </office:meta>
</office:document-meta>
</file>